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D0000002587AFE41B10D15213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automatic-styles>
    <style:style style:name="P1" style:family="paragraph" style:parent-style-name="Standard">
      <style:paragraph-properties fo:margin-top="0cm" fo:margin-bottom="0.106cm" loext:contextual-spacing="false" fo:line-height="100%"/>
      <style:text-properties fo:color="#434343" style:font-name="Roboto" fo:font-size="12pt" fo:font-weight="bold" style:font-name-asian="Roboto1" style:font-size-asian="12pt" style:font-weight-asian="bold" style:font-name-complex="Roboto1" style:font-size-complex="12pt"/>
    </style:style>
    <style:style style:name="P2" style:family="paragraph" style:parent-style-name="Standard">
      <style:paragraph-properties fo:margin-top="0cm" fo:margin-bottom="0.106cm" loext:contextual-spacing="false" fo:line-height="100%"/>
      <style:text-properties fo:color="#434343" style:font-name="Roboto" fo:font-size="12pt" fo:font-weight="bold" officeooo:paragraph-rsid="001eaa1d" style:font-name-asian="Roboto1" style:font-size-asian="12pt" style:font-weight-asian="bold" style:font-name-complex="Roboto1" style:font-size-complex="12pt"/>
    </style:style>
    <style:style style:name="P3" style:family="paragraph" style:parent-style-name="Standard">
      <style:paragraph-properties fo:margin-top="0cm" fo:margin-bottom="0.106cm" loext:contextual-spacing="false" fo:line-height="100%" fo:orphans="0" fo:widows="0"/>
      <style:text-properties fo:color="#434343" style:font-name="Roboto Light" fo:font-size="10pt" style:font-name-asian="Roboto Light1" style:font-size-asian="10pt" style:font-name-complex="Roboto Light1" style:font-size-complex="10pt"/>
    </style:style>
    <style:style style:name="P4" style:family="paragraph" style:parent-style-name="Standard">
      <style:text-properties fo:color="#434343" style:font-name="Roboto Light" fo:font-size="10pt" fo:font-style="italic" officeooo:paragraph-rsid="0016cb11" style:font-name-asian="Roboto Light1" style:font-size-asian="10pt" style:font-style-asian="italic" style:font-name-complex="Roboto Light1" style:font-size-complex="10pt"/>
    </style:style>
    <style:style style:name="P5" style:family="paragraph" style:parent-style-name="Standard">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6" style:family="paragraph" style:parent-style-name="Standard">
      <style:text-properties fo:color="#434343" style:font-name="Roboto Light" fo:font-size="10pt" officeooo:rsid="0018beeb" officeooo:paragraph-rsid="0018beeb" fo:background-color="transparent" style:font-name-asian="Roboto Light1" style:font-size-asian="10pt" style:font-name-complex="Roboto Light1" style:font-size-complex="10pt"/>
    </style:style>
    <style:style style:name="P7" style:family="paragraph" style:parent-style-name="Standard">
      <style:text-properties fo:color="#434343" style:font-name="Roboto Light" fo:font-size="10pt" officeooo:rsid="00230506" officeooo:paragraph-rsid="00230506" fo:background-color="transparent" style:font-name-asian="Roboto Light1" style:font-size-asian="10pt" style:font-name-complex="Roboto Light1" style:font-size-complex="10pt"/>
    </style:style>
    <style:style style:name="P8" style:family="paragraph" style:parent-style-name="Standard">
      <style:text-properties fo:color="#434343" style:font-name="Roboto Light" fo:font-size="10pt" fo:font-weight="bold" officeooo:rsid="00230506" officeooo:paragraph-rsid="00230506" fo:background-color="transparent" style:font-name-asian="Roboto Light1" style:font-size-asian="10pt" style:font-weight-asian="bold" style:font-name-complex="Roboto Light1" style:font-size-complex="10pt" style:font-weight-complex="bold"/>
    </style:style>
    <style:style style:name="P9" style:family="paragraph" style:parent-style-name="Standard">
      <style:text-properties officeooo:paragraph-rsid="0018beeb"/>
    </style:style>
    <style:style style:name="P10" style:family="paragraph" style:parent-style-name="Standard">
      <style:text-properties officeooo:rsid="00230506" officeooo:paragraph-rsid="0023adc3"/>
    </style:style>
    <style:style style:name="P11" style:family="paragraph" style:parent-style-name="Standard">
      <style:text-properties officeooo:paragraph-rsid="0020a3e3"/>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fo:color="#434343" style:font-name="Roboto Light" fo:font-size="10pt" officeooo:paragraph-rsid="0027190d" fo:background-color="transparent" style:font-name-asian="Roboto Light1" style:font-size-asian="10pt" style:font-name-complex="Roboto Light1" style:font-size-complex="10pt"/>
    </style:style>
    <style:style style:name="P14" style:family="paragraph" style:parent-style-name="Text_20_body">
      <style:paragraph-properties fo:margin-top="0cm" fo:margin-bottom="0cm" loext:contextual-spacing="false"/>
      <style:text-properties fo:color="#434343" style:font-name="Roboto Light" fo:font-size="10pt" officeooo:paragraph-rsid="00230506"/>
    </style:style>
    <style:style style:name="P15" style:family="paragraph" style:parent-style-name="Standard">
      <style:paragraph-properties fo:padding="0.074cm" fo:border-left="none" fo:border-right="none" fo:border-top="none" fo:border-bottom="0.06pt solid #000000" style:join-border="false"/>
      <style:text-properties fo:color="#434343" style:font-name="Roboto Light" fo:font-size="10pt" officeooo:rsid="00230506" officeooo:paragraph-rsid="00230506" fo:background-color="transparent" style:font-name-asian="Roboto Light1" style:font-size-asian="10pt" style:font-name-complex="Roboto Light1" style:font-size-complex="10pt"/>
    </style:style>
    <style:style style:name="P16" style:family="paragraph" style:parent-style-name="Text_20_body">
      <style:text-properties fo:color="#434343" style:font-name="Roboto Light" fo:font-size="10pt" fo:font-style="italic" officeooo:rsid="0016cb11" officeooo:paragraph-rsid="0015a042" style:font-name-asian="Roboto Light1" style:font-size-asian="10pt" style:font-style-asian="italic" style:font-name-complex="Roboto Light1" style:font-size-complex="10pt"/>
    </style:style>
    <style:style style:name="P17" style:family="paragraph" style:parent-style-name="Standard" style:master-page-name="Standard">
      <style:paragraph-properties fo:margin-top="0cm" fo:margin-bottom="0.106cm" loext:contextual-spacing="false" fo:line-height="100%" style:page-number="1"/>
      <style:text-properties fo:color="#434343" style:font-name="Roboto" fo:font-size="10pt" fo:font-weight="bold" fo:background-color="#ffff00" style:font-name-asian="Roboto1" style:font-size-asian="10pt" style:font-weight-asian="bold" style:font-name-complex="Roboto1" style:font-size-complex="10pt"/>
    </style:style>
    <style:style style:name="P18" style:family="paragraph" style:parent-style-name="Text_20_body">
      <style:paragraph-properties fo:margin-top="0cm" fo:margin-bottom="0cm" loext:contextual-spacing="false"/>
      <style:text-properties fo:color="#1c1e29" fo:background-color="transparent"/>
    </style:style>
    <style:style style:name="P19" style:family="paragraph">
      <loext:graphic-properties draw:fill="solid" draw:fill-color="#a0a0a0"/>
      <style:paragraph-properties fo:text-align="center"/>
    </style:style>
    <style:style style:name="T1" style:family="text">
      <style:text-properties fo:color="#434343" style:font-name="Roboto Light" fo:font-size="10pt" style:font-name-asian="Roboto Light1" style:font-size-asian="10pt" style:font-name-complex="Roboto Light1" style:font-size-complex="10pt"/>
    </style:style>
    <style:style style:name="T2" style:family="text">
      <style:text-properties fo:color="#434343" style:font-name="Roboto Light" fo:font-size="10pt" fo:background-color="transparent" loext:char-shading-value="0" style:font-name-asian="Roboto Light1" style:font-size-asian="10pt" style:font-name-complex="Roboto Light1" style:font-size-complex="10pt"/>
    </style:style>
    <style:style style:name="T3" style:family="text">
      <style:text-properties fo:color="#434343" style:font-name="Roboto Light" fo:font-size="10pt" officeooo:rsid="0018beeb" fo:background-color="transparent" loext:char-shading-value="0" style:font-name-asian="Roboto Light1" style:font-size-asian="10pt" style:font-name-complex="Roboto Light1" style:font-size-complex="10pt"/>
    </style:style>
    <style:style style:name="T4" style:family="text">
      <style:text-properties fo:color="#434343" style:font-name="Roboto Light" fo:font-size="10pt" officeooo:rsid="00230506" fo:background-color="transparent" loext:char-shading-value="0" style:font-name-asian="Roboto Light1" style:font-size-asian="10pt" style:font-name-complex="Roboto Light1" style:font-size-complex="10pt"/>
    </style:style>
    <style:style style:name="T5" style:family="text">
      <style:text-properties fo:color="#434343" style:font-name="Roboto Light" fo:font-size="10pt" officeooo:rsid="0023adc3" fo:background-color="transparent" loext:char-shading-value="0" style:font-name-asian="Roboto Light1" style:font-size-asian="10pt" style:font-name-complex="Roboto Light1" style:font-size-complex="10pt"/>
    </style:style>
    <style:style style:name="T6" style:family="text">
      <style:text-properties fo:background-color="transparent" loext:char-shading-value="0" style:font-name-asian="Roboto Light1" style:font-size-asian="10pt" style:font-name-complex="Roboto Light1" style:font-size-complex="10pt"/>
    </style:style>
    <style:style style:name="T7" style:family="text">
      <style:text-properties officeooo:rsid="00230506" fo:background-color="transparent" loext:char-shading-value="0" style:font-name-asian="Roboto Light1" style:font-size-asian="10pt" style:font-name-complex="Roboto Light1" style:font-size-complex="10pt"/>
    </style:style>
    <style:style style:name="T8" style:family="text">
      <style:text-properties fo:color="#1c1e29" style:font-name="Roboto Light" fo:font-size="10pt" officeooo:rsid="002f108c" fo:background-color="transparent" loext:char-shading-value="0" style:font-name-asian="Roboto Light1" style:font-size-asian="10pt" style:font-name-complex="Roboto Light1" style:font-size-complex="10pt"/>
    </style:style>
    <style:style style:name="T9" style:family="text">
      <style:text-properties fo:color="#1c1e29" fo:background-color="transparent" loext:char-shading-value="0"/>
    </style:style>
    <style:style style:name="T10" style:family="text">
      <style:text-properties fo:color="#1c1e29" officeooo:rsid="0018beeb" fo:background-color="transparent" loext:char-shading-value="0"/>
    </style:style>
    <style:style style:name="T11" style:family="text">
      <style:text-properties fo:color="#1c1e29" officeooo:rsid="0041b9d2" fo:background-color="transparent" loext:char-shading-value="0"/>
    </style:style>
    <style:style style:name="T12" style:family="text">
      <style:text-properties fo:color="#1c1e29" style:text-underline-style="solid" style:text-underline-width="auto" style:text-underline-color="font-color" fo:background-color="transparent" loext:char-shading-value="0"/>
    </style:style>
    <style:style style:name="T13" style:family="text">
      <style:text-properties officeooo:rsid="00230506"/>
    </style:style>
    <style:style style:name="T14" style:family="text">
      <style:text-properties fo:font-variant="normal" fo:text-transform="none" fo:letter-spacing="normal" fo:font-style="normal" fo:font-weight="normal" officeooo:rsid="00230506" fo:background-color="transparent" loext:char-shading-value="0" style:font-name-asian="Roboto Light1" style:font-size-asian="10pt" style:font-name-complex="Roboto Light1" style:font-size-complex="10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2">Tell us what your idea is. </text:p>
      <text:p text:style-name="P11"><draw:rect text:anchor-type="as-char" style:rel-width="100%" draw:z-index="0" draw:style-name="gr1" draw:text-style-name="P19" svg:width="0.003cm" svg:height="0.054cm"><text:p/></draw:rect><text:tab/><text:span text:style-name="Emphasis"><text:span text:style-name="T8"><text:tab/>Our idea is about creating an application that helps in reading the daily </text:span></text:span><text:span text:style-name="Emphasis"><text:span text:style-name="Strong_20_Emphasis"><text:span text:style-name="T8">Newspaper</text:span></text:span></text:span><text:span text:style-name="Emphasis"><text:span text:style-name="T8">. Even though we can get the news information via different sources like Social Media, Television and News apps etc, people often prefer to read the news from News Paper. So our idea is to create an app that uses the actual newspaper as its source of content. Here’s how our idea works:</text:span></text:span></text:p>
      <text:p text:style-name="P12"><text:span text:style-name="Emphasis"><text:span text:style-name="T9">1. Our app downloads the specified </text:span></text:span><text:span text:style-name="Strong_20_Emphasis"><text:span text:style-name="Emphasis"><text:span text:style-name="T9">Newspaper </text:span></text:span></text:span><text:span text:style-name="Emphasis"><text:span text:style-name="T9">from online daily and users can also scan a particular paper if needed.</text:span></text:span></text:p>
      <text:p text:style-name="P12"><text:span text:style-name="Emphasis"><text:span text:style-name="T9">2. Then it uses the </text:span></text:span><text:span text:style-name="Strong_20_Emphasis"><text:span text:style-name="Emphasis"><text:span text:style-name="T9">Machine Learning </text:span></text:span></text:span><text:span text:style-name="Emphasis"><text:span text:style-name="T9">and detects the </text:span></text:span><text:span text:style-name="Strong_20_Emphasis"><text:span text:style-name="Emphasis"><text:span text:style-name="T9">Headlines </text:span></text:span></text:span><text:span text:style-name="Emphasis"><text:span text:style-name="T9">and </text:span></text:span><text:span text:style-name="Strong_20_Emphasis"><text:span text:style-name="Emphasis"><text:span text:style-name="T9">sub-texts </text:span></text:span></text:span><text:span text:style-name="Emphasis"><text:span text:style-name="T9">on each page of the News Paper.</text:span></text:span></text:p>
      <text:p text:style-name="P12"><text:span text:style-name="Emphasis"><text:span text:style-name="T9">3. Now users can ask queries to the app like:</text:span></text:span></text:p>
      <text:p text:style-name="P12"><text:span text:style-name="Emphasis"><text:span text:style-name="T9"><text:tab/>- read out the headlines one by one</text:span></text:span></text:p>
      <text:p text:style-name="P12"><text:span text:style-name="Emphasis"><text:span text:style-name="T9"><text:tab/>- read out the headlines in the Sports section of the News Paper.</text:span></text:span></text:p>
      <text:p text:style-name="P12"><text:span text:style-name="Emphasis"><text:span text:style-name="T9"><text:tab/>- read the sub-text under a specific headline.</text:span></text:span></text:p>
      <text:p text:style-name="P12"><text:span text:style-name="T9">4. Since the app already knows this information, it uses </text:span><text:span text:style-name="Strong_20_Emphasis"><text:span text:style-name="T9">Text-to-Speech </text:span></text:span><text:span text:style-name="T9">features and reads out the news to the users.</text:span></text:p>
      <text:p text:style-name="P12"/>
      <text:p text:style-name="P18"><text:tab/>This way users can hear the news(topics which they were interested in) while continuing their morning routine like drinking coffee, doing yoga etc. We are planning to create this app as an interactive voice application so that users can also say the commands instead of only typing or clicking.</text:p>
      <text:p text:style-name="P3"/>
      <text:p text:style-name="P1">Tell us how you plan on bringing it to life. </text:p>
      <text:p text:style-name="P16"><text:span text:style-name="Emphasis"><text:span text:style-name="T10"><text:tab/>Our project is actually in the initial state and about to start with the development. We have decided what our application gonna be and its features.</text:span></text:span></text:p>
      <text:p text:style-name="P12"><text:span text:style-name="Emphasis"><text:span text:style-name="T12">Following are the features that we want to build:</text:span></text:span></text:p>
      <text:p text:style-name="P12"><text:span text:style-name="Emphasis"><text:span text:style-name="T11">1. </text:span></text:span><text:span text:style-name="Emphasis"><text:span text:style-name="T9">Ability to automatically </text:span></text:span><text:span text:style-name="Emphasis"><text:span text:style-name="Strong_20_Emphasis"><text:span text:style-name="T9">download </text:span></text:span></text:span><text:span text:style-name="Emphasis"><text:span text:style-name="T9">the particular News Paper online.</text:span></text:span></text:p>
      <text:p text:style-name="P12"><text:span text:style-name="Emphasis"><text:span text:style-name="T11">2. </text:span></text:span><text:span text:style-name="Emphasis"><text:span text:style-name="T9">Ability to scan a newspaper.</text:span></text:span></text:p>
      <text:p text:style-name="P12"><text:span text:style-name="Emphasis"><text:span text:style-name="T11">3. </text:span></text:span><text:span text:style-name="Emphasis"><text:span text:style-name="T9">Ability to detect the </text:span></text:span><text:span text:style-name="Emphasis"><text:span text:style-name="Strong_20_Emphasis"><text:span text:style-name="T9">Headlines </text:span></text:span></text:span><text:span text:style-name="Emphasis"><text:span text:style-name="T9">and </text:span></text:span><text:span text:style-name="Emphasis"><text:span text:style-name="Strong_20_Emphasis"><text:span text:style-name="T9">sub-texts </text:span></text:span></text:span><text:span text:style-name="Emphasis"><text:span text:style-name="T9">in each page of the News Paper.</text:span></text:span></text:p>
      <text:p text:style-name="P12"><text:span text:style-name="Emphasis"><text:span text:style-name="T11">4. </text:span></text:span><text:span text:style-name="Emphasis"><text:span text:style-name="T9">Ability to understand the </text:span></text:span><text:span text:style-name="Emphasis"><text:span text:style-name="Strong_20_Emphasis"><text:span text:style-name="T9">user queries </text:span></text:span></text:span><text:span text:style-name="Emphasis"><text:span text:style-name="T9">like read out headlines and read out sub-text under a headline etc.</text:span></text:span></text:p>
      <text:p text:style-name="P12"><text:span text:style-name="Emphasis"><text:span text:style-name="T11">5. </text:span></text:span><text:span text:style-name="Emphasis"><text:span text:style-name="T9">Ability to respond to user queries by converting the text from News Paper to </text:span></text:span><text:span text:style-name="Emphasis"><text:span text:style-name="Strong_20_Emphasis"><text:span text:style-name="T9">Speech</text:span></text:span></text:span><text:span text:style-name="Emphasis"><text:span text:style-name="T9">.</text:span></text:span></text:p>
      <text:p text:style-name="P12"><text:span text:style-name="Emphasis"><text:span text:style-name="T11">6. </text:span></text:span><text:span text:style-name="Emphasis"><text:span text:style-name="T9">Users can register their interested topics so that while responding to the user we can prioritize the topics.</text:span></text:span></text:p>
      <text:p text:style-name="P12"/>
      <text:p text:style-name="P12"><text:soft-page-break/></text:p>
      <text:p text:style-name="P12"><text:span text:style-name="Emphasis"><text:span text:style-name="T12">Following are places where we think we could use Google features:</text:span></text:span></text:p>
      <text:p text:style-name="P12"><text:span text:style-name="Emphasis"><text:span text:style-name="T11">1. </text:span></text:span><text:span text:style-name="Emphasis"><text:span text:style-name="T9">Using </text:span></text:span><text:span text:style-name="Strong_20_Emphasis"><text:span text:style-name="Emphasis"><text:span text:style-name="T9">On-Device ML </text:span></text:span></text:span><text:span text:style-name="Emphasis"><text:span text:style-name="T9">technology for detecting the </text:span></text:span><text:span text:style-name="Strong_20_Emphasis"><text:span text:style-name="Emphasis"><text:span text:style-name="T9">Headlines and sub-texts </text:span></text:span></text:span><text:span text:style-name="Emphasis"><text:span text:style-name="T9">in each page of News Paper.</text:span></text:span></text:p>
      <text:p text:style-name="P12"><text:span text:style-name="Emphasis"><text:span text:style-name="T11">2. </text:span></text:span><text:span text:style-name="Emphasis"><text:span text:style-name="T9">Using Google Voice libraries for understanding user voice queries.</text:span></text:span></text:p>
      <text:p text:style-name="P12"><text:span text:style-name="Emphasis"><text:span text:style-name="T11">3. </text:span></text:span><text:span text:style-name="Emphasis"><text:span text:style-name="T9">Google </text:span></text:span><text:span text:style-name="Strong_20_Emphasis"><text:span text:style-name="Emphasis"><text:span text:style-name="T9">Text-to-Speech </text:span></text:span></text:span><text:span text:style-name="Emphasis"><text:span text:style-name="T9">libraries for converting the text into the audio.</text:span></text:span></text:p>
      <text:p text:style-name="P12"/>
      <text:p text:style-name="P12"><text:span text:style-name="Emphasis"><text:span text:style-name="T12">Following is the timeline plan, we want to follow for building this app:</text:span></text:span></text:p>
      <text:p text:style-name="P12"><text:span text:style-name="Emphasis"><text:span text:style-name="T11">1. </text:span></text:span><text:span text:style-name="Emphasis"><text:span text:style-name="T9">Doing the research(POC) for understanding how we can detect the Headlines and sub-texts from News Paper using ML features – in December 2019 &amp; January 2020.</text:span></text:span></text:p>
      <text:p text:style-name="P12"><text:span text:style-name="Emphasis"><text:span text:style-name="T11">2. </text:span></text:span><text:span text:style-name="Emphasis"><text:span text:style-name="T9">Creating the Android application – in February 2020.</text:span></text:span></text:p>
      <text:p text:style-name="P12"><text:span text:style-name="Emphasis"><text:span text:style-name="T11">3. </text:span></text:span><text:span text:style-name="Emphasis"><text:span text:style-name="T9">Performing the real-world testing in the first half of the month – March 2020.</text:span></text:span></text:p>
      <text:p text:style-name="P12"><text:span text:style-name="Emphasis"><text:span text:style-name="T11">4. </text:span></text:span><text:span text:style-name="Emphasis"><text:span text:style-name="T9">Taking the feedback from testing and completing the full development by the first half of the month – April 2020.</text:span></text:span></text:p>
      <text:p text:style-name="P12"/>
      <text:p text:style-name="P12"><text:span text:style-name="Emphasis"><text:span text:style-name="T9">App High Level steps with images included(attached - </text:span></text:span><text:span text:style-name="Strong_20_Emphasis"><text:span text:style-name="Emphasis"><text:span text:style-name="T9">App High-Level Steps.pdf</text:span></text:span></text:span><text:span text:style-name="Emphasis"><text:span text:style-name="T9">)</text:span></text:span></text:p>
      <text:p text:style-name="P5"><text:span text:style-name="Emphasis"><text:span text:style-name="T3"/></text:span></text:p>
      <text:p text:style-name="P4"/>
      <text:p text:style-name="P4"/>
      <text:p text:style-name="P1">Tell us about you. </text:p>
      <text:p text:style-name="P9"><draw:rect text:anchor-type="as-char" style:rel-width="100%" draw:z-index="1" draw:style-name="gr1" draw:text-style-name="P19" svg:width="0.003cm" svg:height="0.054cm"><text:p/></draw:rect><text:span text:style-name="T1"> </text:span><text:span text:style-name="T3">I’m a software developer with 3.5 years of experience. Currently working in a startup, and here I work on Android and Backend(Python) technologies. I like to solve real-world problems with technology. I feel I’m a quick learner.</text:span></text:p>
      <text:p text:style-name="P6"/>
      <text:p text:style-name="P10"><text:span text:style-name="T3">F</text:span><text:span text:style-name="T2">ollowing is the technology stack I’m </text:span><text:span text:style-name="T5">comfortable</text:span><text:span text:style-name="T2"> with:</text:span></text:p>
      <text:p text:style-name="P7">Java, Python, Android, Firebase.</text:p>
      <text:p text:style-name="P7"/>
      <text:p text:style-name="P15">Projects:</text:p>
      <text:p text:style-name="P7"/>
      <text:p text:style-name="P8">EazyPG:</text:p>
      <text:p text:style-name="P13"><text:tab/><text:span text:style-name="T13">Following are the apps,</text:span> I’ve developed personally for people who stay in PG’s(Paid Guests):</text:p>
      <text:p text:style-name="P14"><text:a xlink:type="simple" xlink:href="https://play.google.com/store/apps/details?id=com.notfound.eazypg" text:style-name="Internet_20_link" text:visited-style-name="Visited_20_Internet_20_Link"><text:span text:style-name="T6">https://play.google.com/store/apps/details?id=com.notfound.eazypg</text:span></text:a><text:span text:style-name="T6"> – </text:span><text:span text:style-name="T7">For the T</text:span><text:span text:style-name="T14">enants</text:span><text:span text:style-name="T7">.</text:span></text:p>
      <text:p text:style-name="P12"><text:a xlink:type="simple" xlink:href="https://play.google.com/store/apps/details?id=com.notfound.pg_owner" text:style-name="Internet_20_link" text:visited-style-name="Visited_20_Internet_20_Link">https://play.google.com/store/apps/details?id=com.notfound.pg_owner</text:a><text:span text:style-name="T2"> – </text:span><text:span text:style-name="T4">For the Own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Roboto" fo:font-family="Roboto" style:font-family-generic="roman" style:font-pitch="variable" fo:font-size="10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Roboto Light" fo:font-family="'Roboto Light'"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Roboto" fo:font-family="Roboto" style:font-family-generic="roman" style:font-pitch="variable" fo:font-size="10pt" style:text-underline-style="solid" style:text-underline-width="auto" style:text-underline-color="font-color" fo:font-weight="bold" style:font-name-asian="Roboto1" style:font-family-asian="Roboto" style:font-family-generic-asian="system" style:font-pitch-asian="variable" style:font-size-asian="10pt" style:font-weight-asian="bold" style:font-name-complex="Roboto1" style:font-family-complex="Robot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stLabel_20_24" style:display-name="ListLabel 24" style:family="text">
      <style:text-properties fo:color="#000066" style:font-name="Calibri" fo:font-family="Calibri" style:font-family-generic="roman" style:font-pitch="variable" fo:font-size="11pt" fo:font-weight="bold" style:font-size-asian="6pt" style:font-size-complex="6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text:list-tab-stop-position="1.616cm" fo:text-indent="-0.635cm" fo:margin-left="1.616cm"/>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text:list-tab-stop-position="2.886cm" fo:text-indent="-0.635cm" fo:margin-left="2.88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156cm" fo:text-indent="-0.635cm" fo:margin-left="4.15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426cm" fo:text-indent="-0.635cm" fo:margin-left="5.426cm"/>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696cm" fo:text-indent="-0.635cm" fo:margin-left="6.69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966cm" fo:text-indent="-0.635cm" fo:margin-left="7.96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9.236cm" fo:text-indent="-0.635cm" fo:margin-left="9.236cm"/>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506cm" fo:text-indent="-0.635cm" fo:margin-left="10.50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776cm" fo:text-indent="-0.635cm" fo:margin-left="11.77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frame draw:style-name="Mfr1" draw:name="image1.png" text:anchor-type="as-char" svg:y="-0.494cm" svg:width="16.51cm" svg:height="4.939cm" draw:z-index="3"><draw:image xlink:href="Pictures/10000000000007D0000002587AFE41B10D152139.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12-01T16:27:03.446842321</dc:date>
    <meta:editing-duration>PT3H36M15S</meta:editing-duration>
    <meta:editing-cycles>36</meta:editing-cycles>
    <meta:document-statistic meta:table-count="0" meta:image-count="1" meta:object-count="0" meta:page-count="2" meta:paragraph-count="39" meta:word-count="568" meta:character-count="3444" meta:non-whitespace-character-count="2896"/>
  </office:meta>
</office:document-meta>
</file>